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-asian="Noto Sans CJK SC Regular"/>
    </style:style>
    <style:style style:name="P2" style:family="paragraph" style:parent-style-name="Standard">
      <style:text-properties officeooo:rsid="0007c2d8" officeooo:paragraph-rsid="0007c2d8" style:font-name-asian="Noto Sans CJK SC Regular"/>
    </style:style>
    <style:style style:name="P3" style:family="paragraph" style:parent-style-name="Standard">
      <style:text-properties officeooo:rsid="00103e44" officeooo:paragraph-rsid="00103e44" style:font-name-asian="Noto Sans CJK SC Regula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ccd47" officeooo:paragraph-rsid="000ccd47" style:font-name-asian="Noto Sans CJK SC Regular"/>
    </style:style>
    <style:style style:name="P6" style:family="paragraph" style:parent-style-name="Standard">
      <style:text-properties officeooo:rsid="0007c2d8" officeooo:paragraph-rsid="0007c2d8" style:font-name-asian="Noto Sans CJK SC Regular"/>
    </style:style>
    <style:style style:name="P7" style:family="paragraph" style:parent-style-name="Standard">
      <style:text-properties officeooo:paragraph-rsid="0007c2d8"/>
    </style:style>
    <style:style style:name="T1" style:family="text">
      <style:text-properties officeooo:rsid="00039423"/>
    </style:style>
    <style:style style:name="T2" style:family="text">
      <style:text-properties officeooo:rsid="00064e4e"/>
    </style:style>
    <style:style style:name="T3" style:family="text">
      <style:text-properties officeooo:rsid="0007c2d8"/>
    </style:style>
    <style:style style:name="T4" style:family="text">
      <style:text-properties officeooo:rsid="0009b67d"/>
    </style:style>
    <style:style style:name="T5" style:family="text">
      <style:text-properties officeooo:rsid="000ccd47"/>
    </style:style>
    <style:style style:name="T6" style:family="text">
      <style:text-properties officeooo:rsid="000edc25"/>
    </style:style>
    <style:style style:name="T7" style:family="text">
      <style:text-properties officeooo:rsid="00110423"/>
    </style:style>
    <style:style style:name="T8" style:family="text">
      <style:text-properties officeooo:rsid="0017c5ff"/>
    </style:style>
    <style:style style:name="T9" style:family="text">
      <style:text-properties officeooo:rsid="0007c2d8" style:font-name-asian="Noto Sans CJK SC Regular"/>
    </style:style>
    <style:style style:name="T10" style:family="text">
      <style:text-properties officeooo:rsid="000d83d7" style:font-name-asian="Noto Sans CJK SC Regular"/>
    </style:style>
    <style:style style:name="T11" style:family="text">
      <style:text-properties officeooo:rsid="000edc25" style:font-name-asian="Noto Sans CJK SC Regul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心得：使用網路硬碟作為遠端版本控制庫</text:p>
      <text:p text:style-name="P1"/>
      <text:p text:style-name="P1">在學校的電腦課，老師常常用網路硬碟來做存放電腦課學生的作業，大家的電腦可以一起存取到同一個地方，小時候的我就覺得很酷！到了六年級的時候，我和我爸把家裡的網路配置改裝，將所有的機器都放在同一個內網，其實沒有很難，就只要由一個分享器去接上撥號機，其他的機器都接到它下面就好，但是自從那之後，家裡有了區網，資料能在不經過外面的情況下傳遞，實在很方便！尤其像是我在開發<text:span text:style-name="T1">P2P軟體的時候，可以透過區網做外速的測試。</text:span></text:p>
      <text:p text:style-name="P1">不過人總是貪心的，我一直很想要一台像學校那種的伺服器可以一直開著，讓我隨時可以存取檔案，一開始是想要幫沒在用老桌機裝上<text:span text:style-name="T1">OwnCloud，後來我爸就直接買網路硬碟了，我們選的這一種功能還算不錯，有手機界面和遠端存取的功能（遠端存取需要辦它們公司的帳號），要在電腦上使用也可以使用samba掛載，還有不同用戶使用不同資料夾功能，也可以設定定時休眠等功能。不過有些地方我也是不太滿意的，就像是遠端存取需要裝chrome擴充功能，如果到一台新電腦還要裝才能使用，而且遠端存取的速度實在是...XD，而且裡頭似乎是沒辦法修改，所以沒辦法讓我做一些其他的功能，例如git server。</text:span></text:p>
      <text:p text:style-name="P1">會用<text:span text:style-name="T2">git之後真的是非常喜歡它方便的push pull功能，可以讓各地方快速同步代碼，而且又紀錄下每一個版本，所以真的很希望能有個在內網的私人儲存庫，這樣看來網路硬碟是個合適的下手點，於是我就開始嘗試將網路硬碟作為我的遠端版本控制庫。</text:span></text:p>
      <text:p text:style-name="P1">既然是用<text:span text:style-name="T3">git，我們先了解一下git有哪些遠端連線協定：</text:span></text:p>
      <text:list xml:id="list445596245481682390" text:style-name="L1">
        <text:list-item>
          <text:p text:style-name="P4">file</text:p>
        </text:list-item>
        <text:list-item>
          <text:p text:style-name="P5">ssh</text:p>
        </text:list-item>
        <text:list-item>
          <text:p text:style-name="P5">git</text:p>
        </text:list-item>
        <text:list-item>
          <text:p text:style-name="P5">https</text:p>
        </text:list-item>
      </text:list>
      <text:p text:style-name="P2"><text:span text:style-name="T5">file</text:span>很好理解，就是用本機的地址來讓git去push，雖然說是「遠端」，但其實一開始我們都會從自己的電腦開始做起，例如說我就在家目錄下面放一個「<text:span text:style-name="T4">Local」，裡面放著各個專案的遠端版本控制庫，例如我的專案P2P，就開一個資料夾P2P，然後在裡面使用指令$git --bare init，--bare代表是遠端，所以一結束就會看到資料夾裡有branches 、 hooks、info、objects、refs等資料夾和幾個文件，然後在你專案的資料夾裡面使用git remote add [你想要的名稱] [遠端資料夾路徑]，就可以將文件push過去了。</text:span></text:p>
      <text:p text:style-name="P2">上面講的這些沒什麼特別的，相關的文章很多，本文的重點是「放到網路硬碟」，所以其他的協定麻煩自己去搜尋，網路上的教學很多，而之所以提到<text:span text:style-name="T5">file就是因為我們要push到網路硬碟的協定就是使用file。</text:span></text:p>
      <text:p text:style-name="P2">由於我的網路硬碟有支援的存取就只有<text:span text:style-name="T5">samba、ftp，ftp 和samba <text:s/>git都是沒有支援的，所以一定得要先將網路硬碟掛載到本機後，透過file協定根據路徑去存取，但是ftp掛載需要特別軟體，所以暫不考慮，於是我使用將samba掛載後再使用file協定去存取。</text:span></text:p>
      <text:p text:style-name="P2">在開始之前，我們先假想一項目前的環境，網路硬碟位址在<text:span text:style-name="T8">192.168.1.7，裡頭有一個work資料夾，裡面放了所有的專案，然後這些專案裡頭有一個為P2P，所以目錄結構如下//192.168.1.7/work/P2P/，之後git的操作都是在專案資料夾之下，也就是P2P資料夾之下。</text:span></text:p>
      <text:p text:style-name="P2">實際進行操作時要改成自己使用的目錄喔！</text:p>
      <text:p text:style-name="P2">一、<text:span text:style-name="T5">windows</text:span></text:p>
      <text:p text:style-name="P2">在<text:span text:style-name="T5">windows掛載網路硬碟真的很容易，基本上不需要指令就完成了，到「本機」，點選上排按鈕「連接網路磁碟機」，輸入網路硬碟的ip並連接，選擇一個自己喜歡的磁碟代號，按完成就好了。如果你的ip和網路硬碟設定都對的話，理論上你就可以在本機中看到你剛剛掛載的網路硬碟，並進去瀏覽一番啦！</text:span></text:p>
      <text:p text:style-name="P7"><text:span text:style-name="T9">那接下來設定</text:span><text:span text:style-name="T10">git的遠端庫，先設定遠端，用cmd進到你掛載的網路硬碟，開一個新資料夾P2P，進到裡面使用剛才的指令git --bare init，這樣遠端就設定好了。然後用cmd進到專案的目錄，輸入指令git remote add [名字] [路徑]，以我自己為例，我將我的網路硬碟都取名server，並且把它掛載在S:\上，而我的遠端專案路徑在work\P2P，所以完整指令就是git remote add server S:\work\P2P，後面有沒有再加\都無所謂。</text:span><text:span text:style-name="T9">接下來只要用</text:span><text:span text:style-name="T11">git push server [branch]就可以使用了！</text:span></text:p>
      <text:p text:style-name="P2">二、<text:span text:style-name="T6">Ubuntu</text:span></text:p>
      <text:p text:style-name="P3"><text:soft-page-break/>Ubuntu難度比較高一點，因為要自己用mount指令去做，首先我們要使用mount指令將網路硬碟掛在到本機資料夾，我因為新手沒把握，在家目錄下面用一個<text:span text:style-name="T7">server來進行掛載，基本上正規應該要掛載在/media或/mnt下面，但想說怕弄錯很難處理，所以我就把它放在~/server裡面。再來就是進到終端機，指令有點長喔，mount先，再來是-t 代表指定type，然後接cifs，代表連接samba伺服器，接下來放網路硬碟位址，格式為//[ip]/[路徑]，假如說網路硬碟在192.168.1.7，而資料夾為work/P2P，那路徑就是//192.168.1.7/work，由於放置所有專案的資料夾在work，把整個work掛載起來讓其他的專案也可以使用比較方便，如果有使用者帳號的話，就用-o 後面接username=XXX,password=XXX，完整的指令就是sudo mount -t cifs //192.168.1.7/work ~/server -o username=[your username],password=[your password]，為了方便使用，我把這個指令存成一個sh文件，每次要使用就執行就好。需要注意的是，mount需要root權限，所以在mount之後，無論是init，或者到user端的push 都需要sudo 前綴，這是比較不方便的部份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2:10:14.536471233</meta:creation-date>
    <dc:date>2018-02-17T18:04:29.142190767</dc:date>
    <meta:editing-duration>PT3H54M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1805" meta:character-count="2365" meta:non-whitespace-character-count="2326"/>
  </office:meta>
</office:document-meta>
</file>